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rial2" svg:font-family="Arial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text-properties fo:color="#bfbfbf" fo:font-size="8pt" fo:language="ru" fo:country="RU" fo:font-style="italic" style:font-size-asian="8pt" style:font-style-asian="italic" style:font-size-complex="8pt"/>
    </style:style>
    <style:style style:name="P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normal" style:font-style-asian="normal" style:font-style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normal" officeooo:paragraph-rsid="0012c3ad" style:font-style-asian="normal" style:font-style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italic" style:font-style-asian="italic"/>
    </style:style>
    <style:style style:name="P6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/>
    </style:style>
    <style:style style:name="P7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8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variant="normal" fo:text-transform="none" fo:color="#000000" style:text-line-through-style="none" style:text-line-through-type="none" style:font-name="Calibri1" fo:font-size="11pt" fo:font-style="normal" style:text-underline-style="none" fo:font-weight="normal" style:text-blinking="false" fo:background-color="transparent"/>
    </style:style>
    <style:style style:name="P9" style:family="paragraph" style:parent-style-name="Standard">
      <style:paragraph-properties fo:margin-left="0cm" fo:margin-right="0cm" fo:text-align="justify" style:justify-single-word="false" fo:text-indent="1.249cm" style:auto-text-indent="false" fo:break-before="page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13" style:family="paragraph" style:parent-style-name="Standard">
      <style:paragraph-properties fo:text-align="justify" style:justify-single-word="false"/>
      <style:text-properties fo:font-style="italic" style:font-style-asian="italic"/>
    </style:style>
    <style:style style:name="P14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/>
    </style:style>
    <style:style style:name="P15" style:family="paragraph" style:parent-style-name="Standard">
      <style:paragraph-properties fo:text-align="center" style:justify-single-word="false" fo:break-before="page"/>
    </style:style>
    <style:style style:name="P16" style:family="paragraph" style:parent-style-name="Standard">
      <style:paragraph-properties fo:break-before="page"/>
      <style:text-properties fo:font-weight="bold" style:font-weight-asian="bold"/>
    </style:style>
    <style:style style:name="P17" style:family="paragraph" style:parent-style-name="Text_20_body">
      <style:paragraph-properties fo:margin-top="0cm" fo:margin-bottom="0.282cm" loext:contextual-spacing="false" fo:line-height="129%" fo:text-align="justify" style:justify-single-word="false" style:writing-mode="lr-tb"/>
      <style:text-properties fo:font-variant="normal" fo:text-transform="none" fo:color="#000000" style:text-line-through-style="none" style:text-line-through-type="none" style:font-name="Calibri1" fo:font-size="11pt" fo:font-style="normal" style:text-underline-style="none" fo:font-weight="normal" style:text-blinking="false" fo:background-color="transparent"/>
    </style:style>
    <style:style style:name="P18" style:family="paragraph" style:parent-style-name="Standard" style:master-page-name="Standard">
      <style:paragraph-properties fo:text-align="center" style:justify-single-word="false" style:page-number="auto"/>
      <style:text-properties fo:font-style="italic" fo:font-weight="bold" style:font-style-asian="italic" style:font-weight-asian="bold"/>
    </style:style>
    <style:style style:name="P19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weight="bold" style:font-weight-asian="bold"/>
    </style:style>
    <style:style style:name="P20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color="#ce181e" fo:language="ru" fo:country="RU" fo:font-style="italic" style:font-style-asian="italic"/>
    </style:style>
    <style:style style:name="P21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color="#ce181e" fo:language="ru" fo:country="RU" fo:font-style="normal" style:font-style-asian="normal" style:font-style-complex="normal"/>
    </style:style>
    <style:style style:name="T1" style:family="text">
      <style:text-properties fo:color="#bfbfbf" fo:font-size="8pt" fo:language="ru" fo:country="RU" fo:font-style="italic" style:font-size-asian="8pt" style:font-style-asian="italic" style:font-size-complex="8pt"/>
    </style:style>
    <style:style style:name="T2" style:family="text">
      <style:text-properties fo:color="#bfbfbf" fo:font-size="8pt" fo:language="en" fo:country="US" fo:font-style="italic" style:font-size-asian="8pt" style:font-style-asian="italic" style:font-size-complex="8pt"/>
    </style:style>
    <style:style style:name="T3" style:family="text">
      <style:text-properties fo:color="#bfbfbf" fo:font-size="8pt" fo:font-style="italic" style:font-size-asian="8pt" style:font-style-asian="italic" style:font-size-complex="8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bold" style:font-weight-asian="bold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style="italic" style:font-style-asian="italic"/>
    </style:style>
    <style:style style:name="T8" style:family="text">
      <style:text-properties fo:language="en" fo:country="US" fo:font-style="italic" officeooo:rsid="0012c3ad" style:font-style-asian="italic"/>
    </style:style>
    <style:style style:name="T9" style:family="text">
      <style:text-properties fo:language="en" fo:country="US" fo:font-style="italic" officeooo:rsid="0015ffa6" style:font-style-asian="italic"/>
    </style:style>
    <style:style style:name="T10" style:family="text">
      <style:text-properties fo:language="en" fo:country="US" fo:font-style="italic" officeooo:rsid="00184362" style:font-style-asian="italic" style:font-style-complex="italic"/>
    </style:style>
    <style:style style:name="T11" style:family="text">
      <style:text-properties fo:language="en" fo:country="US" fo:font-style="italic" officeooo:rsid="001b792c" style:font-style-asian="italic" style:font-style-complex="italic"/>
    </style:style>
    <style:style style:name="T12" style:family="text">
      <style:text-properties fo:language="en" fo:country="US" fo:font-style="italic" officeooo:rsid="001c51ca" style:font-style-asian="italic" style:font-style-complex="italic"/>
    </style:style>
    <style:style style:name="T13" style:family="text">
      <style:text-properties fo:language="en" fo:country="US" officeooo:rsid="00087b28"/>
    </style:style>
    <style:style style:name="T14" style:family="text">
      <style:text-properties fo:language="en" fo:country="US" officeooo:rsid="00098e31"/>
    </style:style>
    <style:style style:name="T15" style:family="text">
      <style:text-properties fo:language="en" fo:country="US" officeooo:rsid="0012c3ad"/>
    </style:style>
    <style:style style:name="T16" style:family="text">
      <style:text-properties fo:language="en" fo:country="US" officeooo:rsid="0013a19b"/>
    </style:style>
    <style:style style:name="T17" style:family="text">
      <style:text-properties fo:language="en" fo:country="US" officeooo:rsid="0017e45d"/>
    </style:style>
    <style:style style:name="T18" style:family="text">
      <style:text-properties fo:language="en" fo:country="US" officeooo:rsid="001aff5a"/>
    </style:style>
    <style:style style:name="T19" style:family="text">
      <style:text-properties style:font-name="Wingdings"/>
    </style:style>
    <style:style style:name="T20" style:family="text">
      <style:text-properties fo:language="ru" fo:country="RU"/>
    </style:style>
    <style:style style:name="T21" style:family="text">
      <style:text-properties fo:language="ru" fo:country="RU" fo:font-style="italic" style:font-style-asian="italic"/>
    </style:style>
    <style:style style:name="T22" style:family="text">
      <style:text-properties fo:language="ru" fo:country="RU" fo:font-style="italic" style:font-style-asian="italic" style:font-style-complex="italic"/>
    </style:style>
    <style:style style:name="T23" style:family="text">
      <style:text-properties fo:language="ru" fo:country="RU" officeooo:rsid="00087b28"/>
    </style:style>
    <style:style style:name="T24" style:family="text">
      <style:text-properties fo:language="ru" fo:country="RU" officeooo:rsid="00088676"/>
    </style:style>
    <style:style style:name="T25" style:family="text">
      <style:text-properties fo:language="ru" fo:country="RU" officeooo:rsid="000c548d"/>
    </style:style>
    <style:style style:name="T26" style:family="text">
      <style:text-properties fo:language="ru" fo:country="RU" officeooo:rsid="000e7ccf"/>
    </style:style>
    <style:style style:name="T27" style:family="text">
      <style:text-properties fo:font-variant="normal" fo:text-transform="none" fo:color="#000000" style:text-line-through-style="none" style:text-line-through-type="none" style:font-name="Calibri1" fo:font-size="11pt" style:text-underline-style="none" style:text-blinking="false" fo:background-color="transparent" loext:char-shading-value="0"/>
    </style:style>
    <style:style style:name="T28" style:family="text">
      <style:text-properties officeooo:rsid="000b6bc9"/>
    </style:style>
    <style:style style:name="T29" style:family="text">
      <style:text-properties officeooo:rsid="0013d168"/>
    </style:style>
    <style:style style:name="T30" style:family="text">
      <style:text-properties officeooo:rsid="0014a155"/>
    </style:style>
    <style:style style:name="T31" style:family="text">
      <style:text-properties officeooo:rsid="0015f800"/>
    </style:style>
    <style:style style:name="T32" style:family="text">
      <style:text-properties officeooo:rsid="0015ffa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bookmark text:name="docs-internal-guid-6eb879a2-1fdc-a427-c0e8-a4fab1c01b70"/><text:span text:style-name="T27">План-1 Три в ряд - основная механика</text:span> </text:p>
      <text:p text:style-name="P14">Описание документа.</text:p>
      <text:p text:style-name="P7">Мы будем выделять отдельные части проекта(игры), т.к. нельзя просто взять и сделать игру. А, нужно «кристаллизовать» процесс, т.е. разбить его на части<text:span text:style-name="T13">. </text:span><text:span text:style-name="T23">Мы будем использовать двух </text:span><text:span text:style-name="T24">уровневую</text:span><text:span text:style-name="T23"> иерархию, этапа и вложенные в них задачи.</text:span></text:p>
      <text:p text:style-name="P11"/>
      <text:p text:style-name="P11">Весь проект(игра) состоит из отдельных частей:</text:p>
      <text:p text:style-name="P7">- <text:span text:style-name="T5">сервер</text:span>. Это нужно что бы игроки могли обмениваться друг с другом данными, для хранения профилей игроков (очки, сыгранные игры и т. д.), так уж устроен интернет. ;<text:span text:style-name="T14">)</text:span></text:p>
      <text:p text:style-name="P7">- <text:span text:style-name="T5">клиент. </text:span>Это та - самая игра которая открывается в браузере, когда мы заходим, например, в игру во вКонтакте.</text:p>
      <text:p text:style-name="P7">- <text:span text:style-name="T5">графика</text:span>. Тут понятно, мы должны понимать, что графика рисуется отдельно от программирования, тут всё просто вроде.</text:p>
      <text:p text:style-name="P7">- <text:span text:style-name="T5">бизнес-логика</text:span>. Т.е. механизмы <text:span text:style-name="T28">игры </text:span>всякие, идеи и прочие, например, «Игрок может отправить приглашение другому пользователю» - это логика, сюда не входит графика, и даже программный код, а только именно процесс, логика, описанная на бумаге или в электронном документе. «Научно» это называется <text:span text:style-name="T5">бизнес-логика</text:span>, от английского <text:span text:style-name="T6">business</text:span>-<text:span text:style-name="T6">logic</text:span> (дело и логика).</text:p>
      <text:p text:style-name="P11"/>
      <text:p text:style-name="P7">Далее будет описан <text:span text:style-name="T5">План, </text:span>в конце плана будет готовый продукт, которым можно пользоваться и радоваться.</text:p>
      <text:p text:style-name="P7">План мы разделим на этапы. <text:span text:style-name="T5">Этап</text:span> – это будет набор того, что нужно сделать, что бы можно было выполнить какую-то отдельную, целостную часть проекта(игры). Например, создание чата в игре, мы можем описать несколькими задачами, но все их мы включим в ОДИН этап, так, что если этап будет выполнен, то мы получим готовый, рабочий чат, но не больше того. Т.е. мы не будем включать в этап, ничего кроме чата.</text:p>
      <text:p text:style-name="P7">Надо сказать, что в процессе разработки, каждый новый этап будет сталкиваться с тем, что сделанное ранее не работает, и надо будет чинить, это нормальная практика.</text:p>
      <text:p text:style-name="P11"/>
      <text:p text:style-name="P11">Каждый этап будет описан в следующем виде.</text:p>
      <text:p text:style-name="P11">Этап №: <text:span text:style-name="T5">Название Этапа</text:span></text:p>
      <text:p text:style-name="P12">Результат:</text:p>
      <text:p text:style-name="P11">Конечный результат этапа. Что мы сможем увидеть, потрогать, потыкать…</text:p>
      <text:p text:style-name="P13">Задачи:</text:p>
      <text:p text:style-name="P11"><text:tab/><text:span text:style-name="T4">№ - </text:span><text:span text:style-name="T22">Название </text:span><text:span text:style-name="T4"><text:s/>задачи – описывает, что делаем</text:span>. <text:span text:style-name="T4">дата начала — дата завершения</text:span></text:p>
      <text:p text:style-name="P7">Тут описание - зачем делается эта задача, к чему мы придем и что получим, что можно будет увидеть, потыкать. <text:span text:style-name="T20">Каждая задача должна быть такой что бы её можно было сделать от 1 до 3 дней.</text:span></text:p>
      <text:p text:style-name="P10">Этап 1. <text:span text:style-name="T5">Базовый функционал.</text:span></text:p>
      <text:p text:style-name="P7"><text:soft-page-break/><text:span text:style-name="T5">Результат: </text:span>результата внешне никакого<text:span text:style-name="T19"></text:span> пустой экран<text:span text:style-name="T19"></text:span> это всё программистская магия.<text:line-break/>Просто куча файлов с кодом <text:span text:style-name="T19"></text:span> Но всё это нужно для реализации дальнейших этапов.</text:p>
      <text:p text:style-name="P11"/>
      <text:p text:style-name="P13">Задачи:</text:p>
      <text:p text:style-name="P7">1 — <text:span text:style-name="T21">Установка базового кода </text:span><text:span text:style-name="T7">14.10.2017 - 19.10.2017</text:span></text:p>
      <text:p text:style-name="P7">Без базового кода мы не можем двигаться дальше. Код даст возможности: обмена информацией между игроками, авторизация игрока, возможность простой работы с базой данных, и т.д.</text:p>
      <text:p text:style-name="P7">2 — <text:span text:style-name="T4">Настройка базы данных 18.10.2017 — 19.10.2017</text:span></text:p>
      <text:p text:style-name="P7">Тут мы будем хранить данные пользователя, его очки, игровую валюту, <text:s/>и прочие данные.</text:p>
      <text:p text:style-name="P7">3 — Настройка приложения вконтакте. <text:span text:style-name="T4">17.10.2017 — 19.10.2017</text:span></text:p>
      <text:p text:style-name="P7">После этой настро<text:span text:style-name="T30">й</text:span>ки можно будет открыть приложение игры, это будет пустой экран, но в базе данных уже созда<text:span text:style-name="T30">с</text:span>тся аккаунт игрока, например дата его первого входа в игру!</text:p>
      <text:p text:style-name="P7">4 — Анимацио<text:span text:style-name="T29">н</text:span>ный-спрайт. <text:span text:style-name="T6">19.10.2017 – 02.11.2017</text:span></text:p>
      <text:p text:style-name="P7">Создание элемента анимационного спрайта, последовательность кадров, с возможностью задать измнение координат, скорости смены кадров. Выведем примитивную анимацию на экран игры. Это понадобиться в дальнейшем;</text:p>
      <text:p text:style-name="P7">5 — Выплывающие ди<text:span text:style-name="T31">а</text:span>логовое окно. <text:span text:style-name="T6">02.11.2017 – </text:span><text:span text:style-name="T15">23</text:span><text:span text:style-name="T26">.06</text:span><text:span text:style-name="T25">.2018</text:span></text:p>
      <text:p text:style-name="P7">Создадим элемент — выплывающего сверху окна, с возможностью добавлять внутрь всяческие элементы; Сделаем кнопку по нажатию которой будет вылетать окно; Это понадобиться в дальнейшем.</text:p>
      <text:p text:style-name="P15">Этап 2. <text:span text:style-name="T5">Карта и путь</text:span></text:p>
      <text:p text:style-name="P7"><text:span text:style-name="T5">Результат: </text:span>при входе в игру видна карта — картинка, точки пути на карте, можно листать карту влево и вправо.</text:p>
      <text:p text:style-name="P11"/>
      <text:p text:style-name="P13">Задачи:</text:p>
      <text:p text:style-name="P7">1 — <text:span text:style-name="T21">Карта : картинка </text:span><text:span text:style-name="T8">23.06.2018 – </text:span><text:span text:style-name="T9">10.07.2018</text:span></text:p>
      <text:p text:style-name="P4">Тут появится картинка карты. Пока будет любая картинка, сами картинки будет рисоваться на других этапах; А так же возможность <text:span text:style-name="T6">анимирован</text:span><text:span text:style-name="T16">н</text:span><text:span text:style-name="T6">ых</text:span> спрайтов -например птицы, облака <text:s/>и т.д.;</text:p>
      <text:p text:style-name="P5">2 — Карта: Листалка влево и вправо <text:span text:style-name="T32">09.07.2018 — 10.07.2018</text:span></text:p>
      <text:p text:style-name="P3">Появятся две стрелки слева по центру и справа по центру, можно листать картинки карт :)</text:p>
      <text:p text:style-name="P5">3 — Путь: отображение точек; <text:span text:style-name="T32">10.07.2018 — </text:span><text:span text:style-name="T17">12.17.2018</text:span></text:p>
      <text:p text:style-name="P3">Тут на карте появятся точки с цифрами по порядку, 20 точек на одной странице, если точка не пройдена игроком — цвет серый, если пройдена — зеленый, если текущая — красный. 3 Звёздочки <text:s/>сверху точки — в зависимости от результат прохождения.</text:p>
      <text:p text:style-name="P20">4 — Сундуки</text:p>
      <text:p text:style-name="P21">Появятся сундуки, абстрактная картинка, рисовать будем в другом этапе. Элементы: анимировнный сундук, <text:s/>кол-во собраных звёзд;</text:p>
      <text:p text:style-name="P5">5 — Нажатие на точку; <text:span text:style-name="T17">10.07.2018 – </text:span><text:span text:style-name="T18">19.07.2018</text:span></text:p>
      <text:p text:style-name="P3">Сделаем окно , отображающие номер уровня, кол-во звёзд, очков, кого обогнал по очкам и ближаших по очкам игроков; кнопка играть.</text:p>
      <text:p text:style-name="P15">Этап 3. <text:span text:style-name="T5">Игра</text:span></text:p>
      <text:p text:style-name="P19">Результат: ---</text:p>
      <text:p text:style-name="P11"/>
      <text:p text:style-name="P13">Задачи:</text:p>
      <text:p text:style-name="P7">1 — <text:span text:style-name="T22">Игровое поле </text:span><text:span text:style-name="T10">14.07.2018 – </text:span><text:span text:style-name="T11">17.07.2018</text:span></text:p>
      <text:p text:style-name="P6">Мы увидим поле прямоугольной формы, 6 в длину и 4 в выосоту, пустое.</text:p>
      <text:p text:style-name="P7">2 — <text:span text:style-name="T22">Случайное заполнение</text:span><text:span text:style-name="T11"> 15.07.2018 – 18.07.2018</text:span></text:p>
      <text:p text:style-name="P6">На этот раз поле будет заполнено случаным образом камнями.</text:p>
      <text:p text:style-name="P7">3 — <text:span text:style-name="T22">Клик и двойной клик с обменом </text:span><text:span text:style-name="T11">17.07.2018 – 19.07.2018</text:span></text:p>
      <text:p text:style-name="P6">Можно будет кликнуть на камень, затем на второй и увидить анимацию обмена;</text:p>
      <text:p text:style-name="P7">4 — <text:span text:style-name="T22">Уничтожение линии </text:span><text:span text:style-name="T12">19.07.2018 - </text:span></text:p>
      <text:p text:style-name="P6">При выполнении обмена, если получается линия горизонтальная или вертикальная длиной от 3 до 5, то мы её уничтожаем.</text:p>
      <text:p text:style-name="P7">5 — <text:span text:style-name="T22">Падение камней </text:span><text:span text:style-name="T11">16.07.2018 – 18.07.2018</text:span></text:p>
      <text:p text:style-name="P6">После уничожения линии, делаем падение камней заполняя пустые сверху, новыми случайными камнями.</text:p>
      <text:p text:style-name="P7">6 — <text:span text:style-name="T22">Цели: цвет - количество</text:span></text:p>
      <text:p text:style-name="P6">Перед игрой будет появляется окно с указанием вида цели, т. е. Цвета камня и кол-во которое необходимо собрать.</text:p>
      <text:p text:style-name="P6">7 — Индикатор ходов</text:p>
      <text:p text:style-name="P6">Появится число обозначающие кол-во ходов, ходы будут списываться при уничтожении линии; Если ходов оказалось ноль, игра завершается; выводится табличка «Ходы закончились»</text:p>
      <text:p text:style-name="P6">(заголовок, грустный смайл кол-во целей 11/20, кнопка (+10 жизней за 300 монет))</text:p>
      <text:p text:style-name="P6">8 — Индикатор целей</text:p>
      <text:p text:style-name="P6">Появится число обозначающие кол-во целей; По завершению целей игра завершеается;</text:p>
      <text:p text:style-name="P6">Появляется окно «Уровень пройден!»</text:p>
      <text:p text:style-name="P6"/>
      <text:p text:style-name="P6"/>
      <text:p text:style-name="P6"/>
      <text:p text:style-name="P15">Этап 4. <text:span text:style-name="T5">Сундуки</text:span></text:p>
      <text:p text:style-name="P7"><text:span text:style-name="T5">Результат: </text:span>При выиграши, будут начислятся звёзды на сундуках, сундуки будут открываться и выдавать призы.</text:p>
      <text:p text:style-name="P11"/>
      <text:p text:style-name="P13">Задачи:</text:p>
      <text:p text:style-name="P7">1 — <text:span text:style-name="T22">Информация на закрытом сундуке</text:span></text:p>
      <text:p text:style-name="P6">При нажатии на закрытый сундук будет появлясться окно «СУНДУК ЗАКРЫТ».</text:p>
      <text:p text:style-name="P6">2 — </text:p>
      <text:p text:style-name="P9"/>
      <text:p text:style-name="P7">Мы будем просто копировать игру «Сокровища пиратов» </text:p>
      <text:p text:style-name="P8">https://vk.com/app3882511?cid=false</text:p>
      <text:p text:style-name="P17"><text:tab/>В этом плане создадим основные механизмы игры, так что вся графика будет абстрактной.</text:p>
      <text:p text:style-name="P17"><text:tab/>Реализиция конкретной версии игры 3 в ряд будет в “Плане-2”</text:p>
      <text:p text:style-name="P17"><text:tab/>В “Плане-3”  будут реализовываться дополнительные функицоналы, такие как “колесо фортуны” например.</text:p>
      <text:p text:style-name="Text_20_body"><text:line-break/></text:p>
      <text:p text:style-name="P7"/>
      <text:p text:style-name="P16">Содержание:</text:p>
      <text:p text:style-name="Standard">Описание документа.</text:p>
      <text:p text:style-name="Standard">Этап 1. Базовый функционал.</text:p>
      <text:p text:style-name="Standard"/>
      <text:p text:style-name="Standard"/>
      <text:p text:style-name="Standard">Продолжение следует…</text:p>
      <text:p text:style-name="Standard">Содержание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Arial2" svg:font-family="Arial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_20_Spacing" style:display-name="No Spacing" style:family="paragraph" style:default-outline-level="" style:list-style-name="">
      <style:paragraph-properties fo:margin-top="0cm" fo:margin-bottom="0cm" loext:contextual-spacing="false" fo:line-height="100%" fo:orphans="2" fo:widows="2" style:writing-mode="lr-tb"/>
      <style:text-properties style:use-window-font-color="true" style:language-asian="ru" style:country-asian="RU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Без_20_интервала_20_Знак" style:display-name="Без интервала Знак" style:family="text" style:parent-style-name="Default_20_Paragraph_20_Font">
      <style:text-properties style:language-asian="ru" style:country-asian="RU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text-properties fo:color="#bfbfbf" fo:font-size="8pt" fo:language="ru" fo:country="RU" fo:font-style="italic" style:font-size-asian="8pt" style:font-style-asian="italic" style:font-size-complex="8pt"/>
    </style:style>
    <style:style style:name="MT1" style:family="text">
      <style:text-properties fo:color="#bfbfbf" fo:font-size="8pt" fo:language="ru" fo:country="RU" fo:font-style="italic" style:font-size-asian="8pt" style:font-style-asian="italic" style:font-size-complex="8pt"/>
    </style:style>
    <style:style style:name="MT2" style:family="text">
      <style:text-properties fo:color="#bfbfbf" fo:font-size="8pt" fo:language="en" fo:country="US" fo:font-style="italic" style:font-size-asian="8pt" style:font-style-asian="italic" style:font-size-complex="8pt"/>
    </style:style>
    <style:style style:name="MT3" style:family="text">
      <style:text-properties fo:color="#bfbfbf" fo:font-size="8pt" fo:font-style="italic" style:font-size-asian="8pt" style:font-style-asian="italic" style:font-size-complex="8pt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1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Версия 14.10.2017</text:span><text:span text:style-name="MT2"><text:line-break/></text:span><text:span text:style-name="MT3">последние изменение: 14</text:span><text:span text:style-name="MT1">/10/</text:span><text:span text:style-name="MT2">201</text:span><text:span text:style-name="MT1">7</text:span><text:span text:style-name="MT2"> </text:span><text:span text:style-name="MT1">12:37:00</text:span></text:p>
      </style:header>
      <style:header-left>
        <text:p text:style-name="MP2"/>
      </style:header-left>
      <style:footer>
        <text:p text:style-name="Footer"/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Ларионов Александр Федорович</meta:initial-creator>
    <meta:editing-cycles>1354</meta:editing-cycles>
    <meta:print-date>2014-11-19T10:06:00</meta:print-date>
    <meta:creation-date>2014-11-18T13:34:00</meta:creation-date>
    <dc:date>2018-07-19T12:11:30.320000000</dc:date>
    <meta:editing-duration>P11DT15H41M30S</meta:editing-duration>
    <meta:generator>LibreOffice/6.0.1.1$Windows_x86 LibreOffice_project/60bfb1526849283ce2491346ed2aa51c465abfe6</meta:generator>
    <meta:document-statistic meta:table-count="0" meta:image-count="0" meta:object-count="0" meta:page-count="7" meta:paragraph-count="83" meta:word-count="940" meta:character-count="6459" meta:non-whitespace-character-count="554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